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行列A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任意ベクトル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計算結果</text:p>
          </table:table-cell>
          <table:table-cell table:number-columns-repeated="3"/>
          <table:table-cell office:value-type="string" calcext:value-type="string">
            <text:p>第1行目</text:p>
          </table:table-cell>
          <table:table-cell table:style-name="Default" office:value-type="string" calcext:value-type="string">
            <text:p>第2行目</text:p>
          </table:table-cell>
          <table:table-cell office:value-type="string" calcext:value-type="string">
            <text:p>第3行目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第1行目</text:p>
          </table:table-cell>
          <table:table-cell office:value-type="string" calcext:value-type="string">
            <text:p>第2行目</text:p>
          </table:table-cell>
          <table:table-cell office:value-type="string" calcext:value-type="string">
            <text:p>第3行目</text:p>
          </table:table-cell>
          <table:table-cell office:value-type="string" calcext:value-type="string">
            <text:p>初期設定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4]*[.G8]+[.$D$4]*[.H8]+[.$E$4]*[.I8]" office:value-type="float" office:value="1" calcext:value-type="float">
            <text:p>1</text:p>
          </table:table-cell>
          <table:table-cell table:formula="of:=[.$C$5]*[.G8]+[.$D$5]*[.H8]+[.$E$5]*[.I8]" office:value-type="float" office:value="1" calcext:value-type="float">
            <text:p>1</text:p>
          </table:table-cell>
          <table:table-cell table:formula="of:=[.$C$6]*[.G8]+[.$D$6]*[.H8]+[.$E$6]*[.I8]" office:value-type="float" office:value="1" calcext:value-type="float">
            <text:p>1</text:p>
          </table:table-cell>
          <table:table-cell/>
          <table:table-cell table:formula="of:=[.C9]/[.D9]" office:value-type="float" office:value="1" calcext:value-type="float">
            <text:p>1</text:p>
          </table:table-cell>
          <table:table-cell table:formula="of:=[.D9]/[.D9]" office:value-type="float" office:value="1" calcext:value-type="float">
            <text:p>1</text:p>
          </table:table-cell>
          <table:table-cell table:formula="of:=[.E9]/[.D9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4]*[.G9]+[.$D$4]*[.H9]+[.$E$4]*[.I9]" office:value-type="float" office:value="3" calcext:value-type="float">
            <text:p>3</text:p>
          </table:table-cell>
          <table:table-cell table:formula="of:=[.$C$5]*[.G9]+[.$D$5]*[.H9]+[.$E$5]*[.I9]" office:value-type="float" office:value="5" calcext:value-type="float">
            <text:p>5</text:p>
          </table:table-cell>
          <table:table-cell table:formula="of:=[.$C$6]*[.G9]+[.$D$6]*[.H9]+[.$E$6]*[.I9]" office:value-type="float" office:value="3" calcext:value-type="float">
            <text:p>3</text:p>
          </table:table-cell>
          <table:table-cell/>
          <table:table-cell table:formula="of:=[.C10]/[.D10]" office:value-type="float" office:value="0.6" calcext:value-type="float">
            <text:p>0.6</text:p>
          </table:table-cell>
          <table:table-cell table:formula="of:=[.D10]/[.D10]" office:value-type="float" office:value="1" calcext:value-type="float">
            <text:p>1</text:p>
          </table:table-cell>
          <table:table-cell table:formula="of:=[.E10]/[.D10]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4]*[.G10]+[.$D$4]*[.H10]+[.$E$4]*[.I10]" office:value-type="float" office:value="2.2" calcext:value-type="float">
            <text:p>2.2</text:p>
          </table:table-cell>
          <table:table-cell table:formula="of:=[.$C$5]*[.G10]+[.$D$5]*[.H10]+[.$E$5]*[.I10]" office:value-type="float" office:value="3.8" calcext:value-type="float">
            <text:p>3.8</text:p>
          </table:table-cell>
          <table:table-cell table:formula="of:=[.$C$6]*[.G10]+[.$D$6]*[.H10]+[.$E$6]*[.I10]" office:value-type="float" office:value="2.2" calcext:value-type="float">
            <text:p>2.2</text:p>
          </table:table-cell>
          <table:table-cell/>
          <table:table-cell table:formula="of:=[.C11]/[.D11]" office:value-type="float" office:value="0.578947368421053" calcext:value-type="float">
            <text:p>0.5789473684</text:p>
          </table:table-cell>
          <table:table-cell table:formula="of:=[.D11]/[.D11]" office:value-type="float" office:value="1" calcext:value-type="float">
            <text:p>1</text:p>
          </table:table-cell>
          <table:table-cell table:formula="of:=[.E11]/[.D11]" office:value-type="float" office:value="0.578947368421053" calcext:value-type="float">
            <text:p>0.57894736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4]*[.G11]+[.$D$4]*[.H11]+[.$E$4]*[.I11]" office:value-type="float" office:value="2.15789473684211" calcext:value-type="float">
            <text:p>2.1578947368</text:p>
          </table:table-cell>
          <table:table-cell table:formula="of:=[.$C$5]*[.G11]+[.$D$5]*[.H11]+[.$E$5]*[.I11]" office:value-type="float" office:value="3.73684210526316" calcext:value-type="float">
            <text:p>3.7368421053</text:p>
          </table:table-cell>
          <table:table-cell table:formula="of:=[.$C$6]*[.G11]+[.$D$6]*[.H11]+[.$E$6]*[.I11]" office:value-type="float" office:value="2.15789473684211" calcext:value-type="float">
            <text:p>2.1578947368</text:p>
          </table:table-cell>
          <table:table-cell/>
          <table:table-cell table:formula="of:=[.C12]/[.D12]" office:value-type="float" office:value="0.577464788732394" calcext:value-type="float">
            <text:p>0.5774647887</text:p>
          </table:table-cell>
          <table:table-cell table:formula="of:=[.D12]/[.D12]" office:value-type="float" office:value="1" calcext:value-type="float">
            <text:p>1</text:p>
          </table:table-cell>
          <table:table-cell table:formula="of:=[.E12]/[.D12]" office:value-type="float" office:value="0.577464788732394" calcext:value-type="float">
            <text:p>0.57746478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4]*[.G12]+[.$D$4]*[.H12]+[.$E$4]*[.I12]" office:value-type="float" office:value="2.15492957746479" calcext:value-type="float">
            <text:p>2.1549295775</text:p>
          </table:table-cell>
          <table:table-cell table:formula="of:=[.$C$5]*[.G12]+[.$D$5]*[.H12]+[.$E$5]*[.I12]" office:value-type="float" office:value="3.73239436619718" calcext:value-type="float">
            <text:p>3.7323943662</text:p>
          </table:table-cell>
          <table:table-cell table:formula="of:=[.$C$6]*[.G12]+[.$D$6]*[.H12]+[.$E$6]*[.I12]" office:value-type="float" office:value="2.15492957746479" calcext:value-type="float">
            <text:p>2.1549295775</text:p>
          </table:table-cell>
          <table:table-cell/>
          <table:table-cell table:formula="of:=[.C13]/[.D13]" office:value-type="float" office:value="0.577358490566038" calcext:value-type="float">
            <text:p>0.5773584906</text:p>
          </table:table-cell>
          <table:table-cell table:formula="of:=[.D13]/[.D13]" office:value-type="float" office:value="1" calcext:value-type="float">
            <text:p>1</text:p>
          </table:table-cell>
          <table:table-cell table:formula="of:=[.E13]/[.D13]" office:value-type="float" office:value="0.577358490566038" calcext:value-type="float">
            <text:p>0.57735849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4]*[.G13]+[.$D$4]*[.H13]+[.$E$4]*[.I13]" office:value-type="float" office:value="2.15471698113208" calcext:value-type="float">
            <text:p>2.1547169811</text:p>
          </table:table-cell>
          <table:table-cell table:formula="of:=[.$C$5]*[.G13]+[.$D$5]*[.H13]+[.$E$5]*[.I13]" office:value-type="float" office:value="3.73207547169811" calcext:value-type="float">
            <text:p>3.7320754717</text:p>
          </table:table-cell>
          <table:table-cell table:formula="of:=[.$C$6]*[.G13]+[.$D$6]*[.H13]+[.$E$6]*[.I13]" office:value-type="float" office:value="2.15471698113208" calcext:value-type="float">
            <text:p>2.1547169811</text:p>
          </table:table-cell>
          <table:table-cell/>
          <table:table-cell table:formula="of:=[.C14]/[.D14]" office:value-type="float" office:value="0.577350859453994" calcext:value-type="float">
            <text:p>0.5773508595</text:p>
          </table:table-cell>
          <table:table-cell table:formula="of:=[.D14]/[.D14]" office:value-type="float" office:value="1" calcext:value-type="float">
            <text:p>1</text:p>
          </table:table-cell>
          <table:table-cell table:formula="of:=[.E14]/[.D14]" office:value-type="float" office:value="0.577350859453994" calcext:value-type="float">
            <text:p>0.57735085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4]*[.G14]+[.$D$4]*[.H14]+[.$E$4]*[.I14]" office:value-type="float" office:value="2.15470171890799" calcext:value-type="float">
            <text:p>2.1547017189</text:p>
          </table:table-cell>
          <table:table-cell table:formula="of:=[.$C$5]*[.G14]+[.$D$5]*[.H14]+[.$E$5]*[.I14]" office:value-type="float" office:value="3.73205257836198" calcext:value-type="float">
            <text:p>3.7320525784</text:p>
          </table:table-cell>
          <table:table-cell table:formula="of:=[.$C$6]*[.G14]+[.$D$6]*[.H14]+[.$E$6]*[.I14]" office:value-type="float" office:value="2.15470171890799" calcext:value-type="float">
            <text:p>2.1547017189</text:p>
          </table:table-cell>
          <table:table-cell/>
          <table:table-cell table:formula="of:=[.C15]/[.D15]" office:value-type="float" office:value="0.57735031156868" calcext:value-type="float">
            <text:p>0.5773503116</text:p>
          </table:table-cell>
          <table:table-cell table:formula="of:=[.D15]/[.D15]" office:value-type="float" office:value="1" calcext:value-type="float">
            <text:p>1</text:p>
          </table:table-cell>
          <table:table-cell table:formula="of:=[.E15]/[.D15]" office:value-type="float" office:value="0.57735031156868" calcext:value-type="float">
            <text:p>0.57735031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4]*[.G15]+[.$D$4]*[.H15]+[.$E$4]*[.I15]" office:value-type="float" office:value="2.15470062313736" calcext:value-type="float">
            <text:p>2.1547006231</text:p>
          </table:table-cell>
          <table:table-cell table:formula="of:=[.$C$5]*[.G15]+[.$D$5]*[.H15]+[.$E$5]*[.I15]" office:value-type="float" office:value="3.73205093470604" calcext:value-type="float">
            <text:p>3.7320509347</text:p>
          </table:table-cell>
          <table:table-cell table:formula="of:=[.$C$6]*[.G15]+[.$D$6]*[.H15]+[.$E$6]*[.I15]" office:value-type="float" office:value="2.15470062313736" calcext:value-type="float">
            <text:p>2.1547006231</text:p>
          </table:table-cell>
          <table:table-cell/>
          <table:table-cell table:formula="of:=[.C16]/[.D16]" office:value-type="float" office:value="0.577350272232305" calcext:value-type="float">
            <text:p>0.5773502722</text:p>
          </table:table-cell>
          <table:table-cell table:formula="of:=[.D16]/[.D16]" office:value-type="float" office:value="1" calcext:value-type="float">
            <text:p>1</text:p>
          </table:table-cell>
          <table:table-cell table:formula="of:=[.E16]/[.D16]" office:value-type="float" office:value="0.577350272232305" calcext:value-type="float">
            <text:p>0.57735027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4]*[.G16]+[.$D$4]*[.H16]+[.$E$4]*[.I16]" office:value-type="float" office:value="2.15470054446461" calcext:value-type="float">
            <text:p>2.1547005445</text:p>
          </table:table-cell>
          <table:table-cell table:formula="of:=[.$C$5]*[.G16]+[.$D$5]*[.H16]+[.$E$5]*[.I16]" office:value-type="float" office:value="3.73205081669691" calcext:value-type="float">
            <text:p>3.7320508167</text:p>
          </table:table-cell>
          <table:table-cell table:formula="of:=[.$C$6]*[.G16]+[.$D$6]*[.H16]+[.$E$6]*[.I16]" office:value-type="float" office:value="2.15470054446461" calcext:value-type="float">
            <text:p>2.1547005445</text:p>
          </table:table-cell>
          <table:table-cell/>
          <table:table-cell table:formula="of:=[.C17]/[.D17]" office:value-type="float" office:value="0.57735026940808" calcext:value-type="float">
            <text:p>0.5773502694</text:p>
          </table:table-cell>
          <table:table-cell table:formula="of:=[.D17]/[.D17]" office:value-type="float" office:value="1" calcext:value-type="float">
            <text:p>1</text:p>
          </table:table-cell>
          <table:table-cell table:formula="of:=[.E17]/[.D17]" office:value-type="float" office:value="0.57735026940808" calcext:value-type="float">
            <text:p>0.57735026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4]*[.G17]+[.$D$4]*[.H17]+[.$E$4]*[.I17]" office:value-type="float" office:value="2.15470053881616" calcext:value-type="float">
            <text:p>2.1547005388</text:p>
          </table:table-cell>
          <table:table-cell table:formula="of:=[.$C$5]*[.G17]+[.$D$5]*[.H17]+[.$E$5]*[.I17]" office:value-type="float" office:value="3.73205080822424" calcext:value-type="float">
            <text:p>3.7320508082</text:p>
          </table:table-cell>
          <table:table-cell table:formula="of:=[.$C$6]*[.G17]+[.$D$6]*[.H17]+[.$E$6]*[.I17]" office:value-type="float" office:value="2.15470053881616" calcext:value-type="float">
            <text:p>2.1547005388</text:p>
          </table:table-cell>
          <table:table-cell/>
          <table:table-cell table:formula="of:=[.C18]/[.D18]" office:value-type="float" office:value="0.57735026920531" calcext:value-type="float">
            <text:p>0.5773502692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D18]" office:value-type="float" office:value="0.57735026920531" calcext:value-type="float">
            <text:p>0.5773502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4]*[.G18]+[.$D$4]*[.H18]+[.$E$4]*[.I18]" office:value-type="float" office:value="2.15470053841062" calcext:value-type="float">
            <text:p>2.1547005384</text:p>
          </table:table-cell>
          <table:table-cell table:formula="of:=[.$C$5]*[.G18]+[.$D$5]*[.H18]+[.$E$5]*[.I18]" office:value-type="float" office:value="3.73205080761593" calcext:value-type="float">
            <text:p>3.7320508076</text:p>
          </table:table-cell>
          <table:table-cell table:formula="of:=[.$C$6]*[.G18]+[.$D$6]*[.H18]+[.$E$6]*[.I18]" office:value-type="float" office:value="2.15470053841062" calcext:value-type="float">
            <text:p>2.1547005384</text:p>
          </table:table-cell>
          <table:table-cell/>
          <table:table-cell table:formula="of:=[.C19]/[.D19]" office:value-type="float" office:value="0.577350269190752" calcext:value-type="float">
            <text:p>0.5773502692</text:p>
          </table:table-cell>
          <table:table-cell table:formula="of:=[.D19]/[.D19]" office:value-type="float" office:value="1" calcext:value-type="float">
            <text:p>1</text:p>
          </table:table-cell>
          <table:table-cell table:formula="of:=[.E19]/[.D19]" office:value-type="float" office:value="0.577350269190752" calcext:value-type="float">
            <text:p>0.577350269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4]*[.G19]+[.$D$4]*[.H19]+[.$E$4]*[.I19]" office:value-type="float" office:value="2.1547005383815" calcext:value-type="float">
            <text:p>2.1547005384</text:p>
          </table:table-cell>
          <table:table-cell table:formula="of:=[.$C$5]*[.G19]+[.$D$5]*[.H19]+[.$E$5]*[.I19]" office:value-type="float" office:value="3.73205080757226" calcext:value-type="float">
            <text:p>3.7320508076</text:p>
          </table:table-cell>
          <table:table-cell table:formula="of:=[.$C$6]*[.G19]+[.$D$6]*[.H19]+[.$E$6]*[.I19]" office:value-type="float" office:value="2.1547005383815" calcext:value-type="float">
            <text:p>2.1547005384</text:p>
          </table:table-cell>
          <table:table-cell/>
          <table:table-cell table:formula="of:=[.C20]/[.D20]" office:value-type="float" office:value="0.577350269189707" calcext:value-type="float">
            <text:p>0.5773502692</text:p>
          </table:table-cell>
          <table:table-cell table:formula="of:=[.D20]/[.D20]" office:value-type="float" office:value="1" calcext:value-type="float">
            <text:p>1</text:p>
          </table:table-cell>
          <table:table-cell table:formula="of:=[.E20]/[.D20]" office:value-type="float" office:value="0.577350269189707" calcext:value-type="float">
            <text:p>0.577350269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4]*[.G20]+[.$D$4]*[.H20]+[.$E$4]*[.I20]" office:value-type="float" office:value="2.15470053837941" calcext:value-type="float">
            <text:p>2.1547005384</text:p>
          </table:table-cell>
          <table:table-cell table:formula="of:=[.$C$5]*[.G20]+[.$D$5]*[.H20]+[.$E$5]*[.I20]" office:value-type="float" office:value="3.73205080756912" calcext:value-type="float">
            <text:p>3.7320508076</text:p>
          </table:table-cell>
          <table:table-cell table:formula="of:=[.$C$6]*[.G20]+[.$D$6]*[.H20]+[.$E$6]*[.I20]" office:value-type="float" office:value="2.15470053837941" calcext:value-type="float">
            <text:p>2.1547005384</text:p>
          </table:table-cell>
          <table:table-cell/>
          <table:table-cell table:formula="of:=[.C21]/[.D21]" office:value-type="float" office:value="0.577350269189632" calcext:value-type="float">
            <text:p>0.5773502692</text:p>
          </table:table-cell>
          <table:table-cell table:formula="of:=[.D21]/[.D21]" office:value-type="float" office:value="1" calcext:value-type="float">
            <text:p>1</text:p>
          </table:table-cell>
          <table:table-cell table:formula="of:=[.E21]/[.D21]" office:value-type="float" office:value="0.577350269189632" calcext:value-type="float">
            <text:p>0.577350269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4]*[.G21]+[.$D$4]*[.H21]+[.$E$4]*[.I21]" office:value-type="float" office:value="2.15470053837926" calcext:value-type="float">
            <text:p>2.1547005384</text:p>
          </table:table-cell>
          <table:table-cell table:formula="of:=[.$C$5]*[.G21]+[.$D$5]*[.H21]+[.$E$5]*[.I21]" office:value-type="float" office:value="3.73205080756889" calcext:value-type="float">
            <text:p>3.7320508076</text:p>
          </table:table-cell>
          <table:table-cell table:formula="of:=[.$C$6]*[.G21]+[.$D$6]*[.H21]+[.$E$6]*[.I21]" office:value-type="float" office:value="2.15470053837926" calcext:value-type="float">
            <text:p>2.1547005384</text:p>
          </table:table-cell>
          <table:table-cell/>
          <table:table-cell table:formula="of:=[.C22]/[.D22]" office:value-type="float" office:value="0.577350269189626" calcext:value-type="float">
            <text:p>0.5773502692</text:p>
          </table:table-cell>
          <table:table-cell table:formula="of:=[.D22]/[.D22]" office:value-type="float" office:value="1" calcext:value-type="float">
            <text:p>1</text:p>
          </table:table-cell>
          <table:table-cell table:formula="of:=[.E22]/[.D22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4]*[.G22]+[.$D$4]*[.H22]+[.$E$4]*[.I22]" office:value-type="float" office:value="2.15470053837925" calcext:value-type="float">
            <text:p>2.1547005384</text:p>
          </table:table-cell>
          <table:table-cell table:formula="of:=[.$C$5]*[.G22]+[.$D$5]*[.H22]+[.$E$5]*[.I22]" office:value-type="float" office:value="3.73205080756888" calcext:value-type="float">
            <text:p>3.7320508076</text:p>
          </table:table-cell>
          <table:table-cell table:formula="of:=[.$C$6]*[.G22]+[.$D$6]*[.H22]+[.$E$6]*[.I22]" office:value-type="float" office:value="2.15470053837925" calcext:value-type="float">
            <text:p>2.1547005384</text:p>
          </table:table-cell>
          <table:table-cell/>
          <table:table-cell table:formula="of:=[.C23]/[.D23]" office:value-type="float" office:value="0.577350269189626" calcext:value-type="float">
            <text:p>0.5773502692</text:p>
          </table:table-cell>
          <table:table-cell table:formula="of:=[.D23]/[.D23]" office:value-type="float" office:value="1" calcext:value-type="float">
            <text:p>1</text:p>
          </table:table-cell>
          <table:table-cell table:formula="of:=[.E23]/[.D23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4]*[.G23]+[.$D$4]*[.H23]+[.$E$4]*[.I23]" office:value-type="float" office:value="2.15470053837925" calcext:value-type="float">
            <text:p>2.1547005384</text:p>
          </table:table-cell>
          <table:table-cell table:formula="of:=[.$C$5]*[.G23]+[.$D$5]*[.H23]+[.$E$5]*[.I23]" office:value-type="float" office:value="3.73205080756888" calcext:value-type="float">
            <text:p>3.7320508076</text:p>
          </table:table-cell>
          <table:table-cell table:formula="of:=[.$C$6]*[.G23]+[.$D$6]*[.H23]+[.$E$6]*[.I23]" office:value-type="float" office:value="2.15470053837925" calcext:value-type="float">
            <text:p>2.1547005384</text:p>
          </table:table-cell>
          <table:table-cell/>
          <table:table-cell table:formula="of:=[.C24]/[.D24]" office:value-type="float" office:value="0.577350269189626" calcext:value-type="float">
            <text:p>0.5773502692</text:p>
          </table:table-cell>
          <table:table-cell table:formula="of:=[.D24]/[.D24]" office:value-type="float" office:value="1" calcext:value-type="float">
            <text:p>1</text:p>
          </table:table-cell>
          <table:table-cell table:formula="of:=[.E24]/[.D24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4]*[.G24]+[.$D$4]*[.H24]+[.$E$4]*[.I24]" office:value-type="float" office:value="2.15470053837925" calcext:value-type="float">
            <text:p>2.1547005384</text:p>
          </table:table-cell>
          <table:table-cell table:formula="of:=[.$C$5]*[.G24]+[.$D$5]*[.H24]+[.$E$5]*[.I24]" office:value-type="float" office:value="3.73205080756888" calcext:value-type="float">
            <text:p>3.7320508076</text:p>
          </table:table-cell>
          <table:table-cell table:formula="of:=[.$C$6]*[.G24]+[.$D$6]*[.H24]+[.$E$6]*[.I24]" office:value-type="float" office:value="2.15470053837925" calcext:value-type="float">
            <text:p>2.1547005384</text:p>
          </table:table-cell>
          <table:table-cell/>
          <table:table-cell table:formula="of:=[.C25]/[.D25]" office:value-type="float" office:value="0.577350269189626" calcext:value-type="float">
            <text:p>0.5773502692</text:p>
          </table:table-cell>
          <table:table-cell table:formula="of:=[.D25]/[.D25]" office:value-type="float" office:value="1" calcext:value-type="float">
            <text:p>1</text:p>
          </table:table-cell>
          <table:table-cell table:formula="of:=[.E25]/[.D25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4]*[.G25]+[.$D$4]*[.H25]+[.$E$4]*[.I25]" office:value-type="float" office:value="2.15470053837925" calcext:value-type="float">
            <text:p>2.1547005384</text:p>
          </table:table-cell>
          <table:table-cell table:formula="of:=[.$C$5]*[.G25]+[.$D$5]*[.H25]+[.$E$5]*[.I25]" office:value-type="float" office:value="3.73205080756888" calcext:value-type="float">
            <text:p>3.7320508076</text:p>
          </table:table-cell>
          <table:table-cell table:formula="of:=[.$C$6]*[.G25]+[.$D$6]*[.H25]+[.$E$6]*[.I25]" office:value-type="float" office:value="2.15470053837925" calcext:value-type="float">
            <text:p>2.1547005384</text:p>
          </table:table-cell>
          <table:table-cell/>
          <table:table-cell table:formula="of:=[.C26]/[.D26]" office:value-type="float" office:value="0.577350269189626" calcext:value-type="float">
            <text:p>0.5773502692</text:p>
          </table:table-cell>
          <table:table-cell table:formula="of:=[.D26]/[.D26]" office:value-type="float" office:value="1" calcext:value-type="float">
            <text:p>1</text:p>
          </table:table-cell>
          <table:table-cell table:formula="of:=[.E26]/[.D26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4]*[.G26]+[.$D$4]*[.H26]+[.$E$4]*[.I26]" office:value-type="float" office:value="2.15470053837925" calcext:value-type="float">
            <text:p>2.1547005384</text:p>
          </table:table-cell>
          <table:table-cell table:formula="of:=[.$C$5]*[.G26]+[.$D$5]*[.H26]+[.$E$5]*[.I26]" office:value-type="float" office:value="3.73205080756888" calcext:value-type="float">
            <text:p>3.7320508076</text:p>
          </table:table-cell>
          <table:table-cell table:formula="of:=[.$C$6]*[.G26]+[.$D$6]*[.H26]+[.$E$6]*[.I26]" office:value-type="float" office:value="2.15470053837925" calcext:value-type="float">
            <text:p>2.1547005384</text:p>
          </table:table-cell>
          <table:table-cell/>
          <table:table-cell table:formula="of:=[.C27]/[.D27]" office:value-type="float" office:value="0.577350269189626" calcext:value-type="float">
            <text:p>0.5773502692</text:p>
          </table:table-cell>
          <table:table-cell table:formula="of:=[.D27]/[.D27]" office:value-type="float" office:value="1" calcext:value-type="float">
            <text:p>1</text:p>
          </table:table-cell>
          <table:table-cell table:formula="of:=[.E27]/[.D27]" office:value-type="float" office:value="0.577350269189626" calcext:value-type="float">
            <text:p>0.577350269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4]*[.G27]+[.$D$4]*[.H27]+[.$E$4]*[.I27]" office:value-type="float" office:value="2.15470053837925" calcext:value-type="float">
            <text:p>2.1547005384</text:p>
          </table:table-cell>
          <table:table-cell table:formula="of:=[.$C$5]*[.G27]+[.$D$5]*[.H27]+[.$E$5]*[.I27]" office:value-type="float" office:value="3.73205080756888" calcext:value-type="float">
            <text:p>3.7320508076</text:p>
          </table:table-cell>
          <table:table-cell table:formula="of:=[.$C$6]*[.G27]+[.$D$6]*[.H27]+[.$E$6]*[.I27]" office:value-type="float" office:value="2.15470053837925" calcext:value-type="float">
            <text:p>2.1547005384</text:p>
          </table:table-cell>
          <table:table-cell/>
          <table:table-cell table:formula="of:=[.C28]/[.D28]" office:value-type="float" office:value="0.577350269189626" calcext:value-type="float">
            <text:p>0.5773502692</text:p>
          </table:table-cell>
          <table:table-cell table:formula="of:=[.D28]/[.D28]" office:value-type="float" office:value="1" calcext:value-type="float">
            <text:p>1</text:p>
          </table:table-cell>
          <table:table-cell table:formula="of:=[.E28]/[.D28]" office:value-type="float" office:value="0.577350269189626" calcext:value-type="float">
            <text:p>0.5773502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6:01:27.464322897</meta:creation-date>
    <dc:date>2015-04-24T16:47:30.662537667</dc:date>
    <meta:editing-duration>PT30M51S</meta:editing-duration>
    <meta:editing-cycles>6</meta:editing-cycles>
    <meta:generator>LibreOffice/4.2.7.2$Linux_X86_64 LibreOffice_project/420m0$Build-2</meta:generator>
    <meta:document-statistic meta:table-count="1" meta:cell-count="163" meta:object-count="0"/>
  </office:meta>
</office:document-meta>
</file>